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5168" calcext:value-type="float">
            <text:p>85.5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7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8592" calcext:value-type="float">
            <text:p>85.5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9072" calcext:value-type="float">
            <text:p>85.5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7256" calcext:value-type="float">
            <text:p>85.4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116" calcext:value-type="float">
            <text:p>85.4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3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0952" calcext:value-type="float">
            <text:p>85.3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9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2-1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9032" calcext:value-type="float">
            <text:p>85.2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2-1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6256" calcext:value-type="float">
            <text:p>85.1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2-0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9576" calcext:value-type="float">
            <text:p>84.9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0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4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3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5464" calcext:value-type="float">
            <text:p>84.8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4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6528" calcext:value-type="float">
            <text:p>84.9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3376" calcext:value-type="float">
            <text:p>84.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1832" calcext:value-type="float">
            <text:p>84.7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1352" calcext:value-type="float">
            <text:p>84.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3709</text:p>
          </table:table-cell>
          <table:table-cell office:value-type="string" calcext:value-type="string">
            <text:p>Flowers Ranch Recorder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60" meta:object-count="0"/>
    <meta:user-defined meta:name="AppVersion">3.0</meta:user-defined>
  </office:meta>
</office:document-meta>
</file>